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1mm"/>
    </style:style>
    <style:style style:name="co2" style:family="table-column">
      <style:table-column-properties fo:break-before="auto" style:column-width="4.16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9.47mm"/>
    </style:style>
    <style:style style:name="co6" style:family="table-column">
      <style:table-column-properties fo:break-before="auto" style:column-width="30.16mm"/>
    </style:style>
    <style:style style:name="co7" style:family="table-column">
      <style:table-column-properties fo:break-before="auto" style:column-width="32.4mm"/>
    </style:style>
    <style:style style:name="co8" style:family="table-column">
      <style:table-column-properties fo:break-before="auto" style:column-width="27.38mm"/>
    </style:style>
    <style:style style:name="co9" style:family="table-column">
      <style:table-column-properties fo:break-before="auto" style:column-width="7.23mm"/>
    </style:style>
    <style:style style:name="co10" style:family="table-column">
      <style:table-column-properties fo:break-before="auto" style:column-width="31.29mm"/>
    </style:style>
    <style:style style:name="co11" style:family="table-column">
      <style:table-column-properties fo:break-before="auto" style:column-width="16.33mm"/>
    </style:style>
    <style:style style:name="co12" style:family="table-column">
      <style:table-column-properties fo:break-before="auto" style:column-width="31.01mm"/>
    </style:style>
    <style:style style:name="co13" style:family="table-column">
      <style:table-column-properties fo:break-before="auto" style:column-width="30.44mm"/>
    </style:style>
    <style:style style:name="co14" style:family="table-column">
      <style:table-column-properties fo:break-before="auto" style:column-width="32.68mm"/>
    </style:style>
    <style:style style:name="co15" style:family="table-column">
      <style:table-column-properties fo:break-before="auto" style:column-width="34.82mm"/>
    </style:style>
    <style:style style:name="co16" style:family="table-column">
      <style:table-column-properties fo:break-before="auto" style:column-width="8.36mm"/>
    </style:style>
    <style:style style:name="co17" style:family="table-column">
      <style:table-column-properties fo:break-before="auto" style:column-width="28.91mm"/>
    </style:style>
    <style:style style:name="co18" style:family="table-column">
      <style:table-column-properties fo:break-before="auto" style:column-width="30.18mm"/>
    </style:style>
    <style:style style:name="co19" style:family="table-column">
      <style:table-column-properties fo:break-before="auto" style:column-width="17.3mm"/>
    </style:style>
    <style:style style:name="co20" style:family="table-column">
      <style:table-column-properties fo:break-before="auto" style:column-width="24.57mm"/>
    </style:style>
    <style:style style:name="co21" style:family="table-column">
      <style:table-column-properties fo:break-before="auto" style:column-width="17.53mm"/>
    </style:style>
    <style:style style:name="co22" style:family="table-column">
      <style:table-column-properties fo:break-before="auto" style:column-width="22.54mm"/>
    </style:style>
    <style:style style:name="ro1" style:family="table-row">
      <style:table-row-properties style:row-height="0.53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76mm" fo:break-before="auto" style:use-optimal-row-height="true"/>
    </style:style>
    <style:style style:name="ro5" style:family="table-row">
      <style:table-row-properties style:row-height="11.38mm" fo:break-before="auto" style:use-optimal-row-height="false"/>
    </style:style>
    <style:style style:name="ro6" style:family="table-row">
      <style:table-row-properties style:row-height="9.26mm" fo:break-before="auto" style:use-optimal-row-height="true"/>
    </style:style>
    <style:style style:name="ro7" style:family="table-row">
      <style:table-row-properties style:row-height="5.17mm" fo:break-before="auto" style:use-optimal-row-height="true"/>
    </style:style>
    <style:style style:name="ro8" style:family="table-row">
      <style:table-row-properties style:row-height="5.15mm" fo:break-before="auto" style:use-optimal-row-height="true"/>
    </style:style>
    <style:style style:name="ro9" style:family="table-row">
      <style:table-row-properties style:row-height="4.5mm" fo:break-before="auto" style:use-optimal-row-height="true"/>
    </style:style>
    <style:style style:name="ro10" style:family="table-row">
      <style:table-row-properties style:row-height="1.59mm" fo:break-before="auto" style:use-optimal-row-height="false"/>
    </style:style>
    <style:style style:name="ro11" style:family="table-row">
      <style:table-row-properties style:row-height="8.94mm" fo:break-before="auto" style:use-optimal-row-height="false"/>
    </style:style>
    <style:style style:name="ro12" style:family="table-row">
      <style:table-row-properties style:row-height="18.26mm" fo:break-before="auto" style:use-optimal-row-height="true"/>
    </style:style>
    <style:style style:name="ro13" style:family="table-row">
      <style:table-row-properties style:row-height="10mm" fo:break-before="auto" style:use-optimal-row-height="true"/>
    </style:style>
    <style:style style:name="ro14" style:family="table-row">
      <style:table-row-properties style:row-height="5.57mm" fo:break-before="auto" style:use-optimal-row-height="true"/>
    </style:style>
    <style:style style:name="ro15" style:family="table-row">
      <style:table-row-properties style:row-height="6mm" fo:break-before="auto" style:use-optimal-row-height="true"/>
    </style:style>
    <style:style style:name="ro16" style:family="table-row">
      <style:table-row-properties style:row-height="6.83mm" fo:break-before="auto" style:use-optimal-row-height="true"/>
    </style:style>
    <style:style style:name="ro17" style:family="table-row">
      <style:table-row-properties style:row-height="5.29mm" fo:break-before="auto" style:use-optimal-row-height="true"/>
    </style:style>
    <style:style style:name="ro18" style:family="table-row">
      <style:table-row-properties style:row-height="4.52mm" fo:break-before="auto" style:use-optimal-row-height="true"/>
    </style:style>
    <style:style style:name="ta1" style:family="table" style:master-page-name="PageStyle_5f_PMT">
      <style:table-properties table:display="true" style:writing-mode="lr-tb"/>
    </style:style>
    <style:style style:name="ta2" style:family="table" style:master-page-name="PageStyle_5f_FV">
      <style:table-properties table:display="true" style:writing-mode="lr-tb"/>
    </style:style>
    <style:style style:name="ta3" style:family="table" style:master-page-name="PageStyle_5f_Lokata">
      <style:table-properties table:display="true" style:writing-mode="lr-tb"/>
    </style:style>
    <style:style style:name="ta4" style:family="table" style:master-page-name="PageStyle_5f_Arkusz4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e1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1.76pt solid #00ccff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1.76pt solid #00ccff" fo:padding="0.71mm" fo:border-right="1.76pt solid #00ccff" style:rotation-align="none" fo:border-top="none"/>
    </style:style>
    <style:style style:name="ce7" style:family="table-cell" style:parent-style-name="Default">
      <style:table-cell-properties fo:border-bottom="1.76pt solid #00ccff" style:diagonal-bl-tr="none" style:diagonal-tl-br="none" fo:border-left="1.76pt solid #00ccff" fo:padding="0.71mm" fo:border-right="1.76pt solid #00ccff" style:rotation-align="none" fo:border-top="none"/>
    </style:style>
    <style:style style:name="ce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">
      <style:table-cell-properties fo:padding="0.71mm"/>
    </style:style>
    <style:style style:name="ce10" style:family="table-cell" style:parent-style-name="Default" style:data-style-name="N121">
      <style:table-cell-properties fo:padding="0.71mm"/>
    </style:style>
    <style:style style:name="ce71" style:family="table-cell" style:parent-style-name="Excel_5f_BuiltIn_5f_Currency">
      <style:table-cell-properties style:glyph-orientation-vertical="0" fo:background-color="#ff9900" style:cell-protect="protected" style:print-content="true" style:diagonal-bl-tr="none" style:diagonal-tl-br="none" style:text-align-source="fix" style:repeat-content="false" fo:wrap-option="wrap" fo:border="1.76pt solid #ff99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1.76pt solid #ff9900" style:direction="ltr" fo:padding="0.71mm" fo:border-right="none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4" style:family="table-cell" style:parent-style-name="Default" style:data-style-name="N111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5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ff9900"/>
    </style:style>
    <style:style style:name="ce16" style:family="table-cell" style:parent-style-name="Default">
      <style:table-cell-properties fo:background-color="#ff99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0">
      <style:table-cell-properties fo:border-bottom="none" fo:background-color="#ffff99" style:diagonal-bl-tr="none" style:diagonal-tl-br="none" fo:border-left="none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0.06pt solid #ff9900" style:direction="ltr" fo:padding="0.71mm" fo:border-right="1.76pt solid #ff9900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11">
      <style:table-cell-properties fo:border-bottom="none" style:diagonal-bl-tr="none" style:diagonal-tl-br="none" fo:border-left="0.06pt solid #ff9900" fo:padding="0.71mm" fo:border-right="1.76pt solid #ff9900" style:rotation-align="none" fo:border-top="none"/>
    </style:style>
    <style:style style:name="ce21" style:family="table-cell" style:parent-style-name="Default" style:data-style-name="N121">
      <style:table-cell-properties fo:background-color="#ffcc99" fo:padding="0.71mm"/>
    </style:style>
    <style:style style:name="ce82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wrap" fo:border="1.76pt solid #99cc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1.76pt solid #99cc00" style:direction="ltr" fo:padding="0.71mm" fo:border-right="none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25" style:family="table-cell" style:parent-style-name="Default" style:data-style-name="N111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2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99cc00"/>
    </style:style>
    <style:style style:name="ce27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0.06pt solid #99cc00" style:direction="ltr" fo:padding="0.71mm" fo:border-right="0.0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29" style:family="table-cell" style:parent-style-name="Default" style:data-style-name="N111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30" style:family="table-cell" style:parent-style-name="Default">
      <style:table-cell-properties fo:background-color="#99cc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5f_BuiltIn_5f_Currency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Excel_5f_BuiltIn_5f_Currency">
      <style:table-cell-properties style:glyph-orientation-vertical="0" fo:border-bottom="1.76pt solid #000000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none" style:direction="ltr" fo:padding="0.71mm" fo:border-right="1.7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11">
      <style:table-cell-properties fo:border-bottom="none" style:diagonal-bl-tr="none" style:diagonal-tl-br="none" fo:border-left="none" fo:padding="0.71mm" fo:border-right="1.76pt solid #99cc00" style:rotation-align="none" fo:border-top="none"/>
    </style:style>
    <style:style style:name="ce96" style:family="table-cell" style:parent-style-name="Default" style:data-style-name="N124">
      <style:table-cell-properties fo:background-color="#ccffcc" fo:padding="0.71mm"/>
    </style:style>
    <style:style style:name="ce97" style:family="table-cell" style:parent-style-name="Excel_5f_BuiltIn_5f_Currency">
      <style:table-cell-properties style:glyph-orientation-vertical="0" fo:border-bottom="1.76pt solid #ff9900" fo:background-color="#ff99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1.76pt solid #ff9900" style:diagonal-bl-tr="none" style:diagonal-tl-br="none" fo:border-left="none" fo:padding="0.71mm" fo:border-right="none" style:rotation-align="none" fo:border-top="1.76pt solid #ff9900"/>
    </style:style>
    <style:style style:name="ce99" style:family="table-cell" style:parent-style-name="Default" style:data-style-name="N104">
      <style:table-cell-properties style:diagonal-bl-tr="none" style:diagonal-tl-br="none" fo:border="1.76pt solid #ff9900" fo:padding="0.71mm" style:rotation-align="none"/>
    </style:style>
    <style:style style:name="ce100" style:family="table-cell" style:parent-style-name="Default">
      <style:table-cell-properties style:glyph-orientation-vertical="0" fo:border-bottom="1.76pt solid #99cc00" fo:background-color="#99cc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121">
      <style:table-cell-properties fo:border-bottom="1.76pt solid #99cc00" style:diagonal-bl-tr="none" style:diagonal-tl-br="none" fo:border-left="none" fo:padding="0.71mm" fo:border-right="none" style:rotation-align="none" fo:border-top="1.76pt solid #99cc00"/>
    </style:style>
    <style:style style:name="ce41" style:family="table-cell" style:parent-style-name="Default" style:data-style-name="N121">
      <style:table-cell-properties style:diagonal-bl-tr="none" style:diagonal-tl-br="none" fo:border="1.76pt solid #99cc00" fo:padding="0.71mm" style:rotation-align="none"/>
    </style:style>
    <style:style style:name="ce42" style:family="table-cell" style:parent-style-name="Default">
      <style:table-cell-properties style:glyph-orientation-vertical="0" fo:border-bottom="2.49pt double-thin #212121" style:border-line-width-bottom="0.18mm 0.53mm 0.18mm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22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none" style:rotation-angle="0" style:rotation-align="none" style:shrink-to-fit="false" fo:border-top="2.49pt double-thin #212121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1.76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00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1.76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74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0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fo:padding="0.71mm"/>
    </style:style>
    <style:style style:name="ce58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tru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11">
      <style:table-cell-properties fo:padding="0.71mm"/>
    </style:style>
    <style:style style:name="ce64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1.76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2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 style:protect="size"/>
    </style:style>
    <style:style style:name="P1" style:family="paragraph">
      <style:paragraph-properties fo:text-align="center"/>
    </style:style>
    <style:style style:name="T1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style-asian="normal" style:font-style-complex="normal" fo:font-weight="bold" style:font-weight-asian="bold" style:font-weight-complex="bold"/>
    </style:style>
    <style:style style:name="T3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M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1" table:number-columns-repeated="249" table:default-cell-style-name="ce1"/>
        <table:table-column table:style-name="co1" table:number-columns-repeated="767" table:default-cell-style-name="Default"/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2">
          <table:table-cell table:style-name="ce3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3"/>
          <table:table-cell table:style-name="ce17" office:value-type="percentage" office:value="0.08" calcext:value-type="percentage">
            <text:p>8%</text:p>
          </table:table-cell>
          <table:table-cell/>
          <table:table-cell table:style-name="ce3" office:value-type="string" calcext:value-type="string" table:number-columns-spanned="2" table:number-rows-spanned="1">
            <text:p>Wysokość kredytu:</text:p>
          </table:table-cell>
          <table:covered-table-cell table:style-name="ce3"/>
          <table:table-cell table:style-name="ce31" office:value-type="float" office:value="10000" calcext:value-type="float">
            <text:p><text:s/>10 000,00 zł </text:p>
          </table:table-cell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11"/>
          <table:table-cell table:style-name="ce18" office:value-type="string" calcext:value-type="string">
            <text:p>12 miesięcy</text:p>
          </table:table-cell>
          <table:table-cell/>
          <table:table-cell table:style-name="ce11" office:value-type="string" calcext:value-type="string" table:number-columns-spanned="2" table:number-rows-spanned="1">
            <text:p>Stan końcowy spłaty kredytu:</text:p>
          </table:table-cell>
          <table:covered-table-cell table:style-name="ce11"/>
          <table:table-cell table:style-name="ce32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number-columns-repeated="4"/>
          <table:table-cell table:style-name="ce10"/>
          <table:table-cell table:number-columns-repeated="1016"/>
        </table:table-row>
        <table:table-row table:style-name="ro5">
          <table:table-cell table:style-name="ce4" table:number-columns-repeated="2"/>
          <table:table-cell table:style-name="ce71" office:value-type="string" calcext:value-type="string" table:number-columns-spanned="2" table:number-rows-spanned="1">
            <text:p><text:span text:style-name="T1">WPŁATA DOKONYWANA </text:span><text:span text:style-name="T2">POD KONIEC</text:span><text:span text:style-name="T3"> OKRESU NALICZANIA</text:span></text:p>
          </table:table-cell>
          <table:covered-table-cell table:style-name="ce71"/>
          <table:table-cell table:style-name="ce4"/>
          <table:table-cell table:style-name="ce82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82"/>
          <table:table-cell table:style-name="ce4" table:number-columns-repeated="1016"/>
        </table:table-row>
        <table:table-row table:style-name="ro6">
          <table:table-cell table:style-name="ce5" office:value-type="string" calcext:value-type="string">
            <text:p>miesiąc</text:p>
          </table:table-cell>
          <table:table-cell table:style-name="ce8"/>
          <table:table-cell table:style-name="ce12" office:value-type="string" calcext:value-type="string">
            <text:p>oprocentowanie</text:p>
          </table:table-cell>
          <table:table-cell table:style-name="ce19" office:value-type="string" calcext:value-type="string">
            <text:p>do spłaty</text:p>
          </table:table-cell>
          <table:table-cell/>
          <table:table-cell table:style-name="ce23" office:value-type="string" calcext:value-type="string">
            <text:p>podstawa oprocentowania</text:p>
          </table:table-cell>
          <table:table-cell table:style-name="ce27" office:value-type="string" calcext:value-type="string">
            <text:p>oprocentowanie</text:p>
          </table:table-cell>
          <table:table-cell table:style-name="ce33" office:value-type="string" calcext:value-type="string">
            <text:p>do spłaty</text:p>
          </table:table-cell>
          <table:table-cell table:number-columns-repeated="1016"/>
        </table:table-row>
        <table:table-row table:style-name="ro7">
          <table:table-cell table:style-name="ce6" office:value-type="float" office:value="0" calcext:value-type="float">
            <text:p>0</text:p>
          </table:table-cell>
          <table:table-cell/>
          <table:table-cell table:style-name="ce13"/>
          <table:table-cell table:style-name="ce20" table:formula="of:=kredyt1" office:value-type="float" office:value="10000" calcext:value-type="float">
            <text:p><text:s/>10 000,00 zł </text:p>
          </table:table-cell>
          <table:table-cell/>
          <table:table-cell table:style-name="ce24"/>
          <table:table-cell table:style-name="ce28"/>
          <table:table-cell table:style-name="ce34" table:formula="of:=kredyt1" office:value-type="float" office:value="10000" calcext:value-type="float">
            <text:p><text:s/>10 000,00 zł </text:p>
          </table:table-cell>
          <table:table-cell table:number-columns-repeated="1016"/>
        </table:table-row>
        <table:table-row table:style-name="ro7">
          <table:table-cell table:style-name="ce6" office:value-type="float" office:value="1" calcext:value-type="float">
            <text:p>1</text:p>
          </table:table-cell>
          <table:table-cell/>
          <table:table-cell table:style-name="ce14" table:formula="of:=[.D7]*stopa1/12" office:value-type="float" office:value="66.6666666666667" calcext:value-type="float">
            <text:p><text:s/>66,67 zł </text:p>
          </table:table-cell>
          <table:table-cell table:style-name="ce20" table:formula="of:=[.D7]+[.C8]+[.$D$21]" office:value-type="float" office:value="9196.78237581246" calcext:value-type="float">
            <text:p><text:s/>9 196,78 zł </text:p>
          </table:table-cell>
          <table:table-cell/>
          <table:table-cell table:style-name="ce25"/>
          <table:table-cell table:style-name="ce29"/>
          <table:table-cell table:style-name="ce34" table:formula="of:=kredyt1+[.H21]" office:value-type="float" office:value="9135.87653226403" calcext:value-type="float">
            <text:p><text:s/>9 135,88 zł </text:p>
          </table:table-cell>
          <table:table-cell table:number-columns-repeated="1016"/>
        </table:table-row>
        <table:table-row table:style-name="ro7">
          <table:table-cell table:style-name="ce6" office:value-type="float" office:value="2" calcext:value-type="float">
            <text:p>2</text:p>
          </table:table-cell>
          <table:table-cell/>
          <table:table-cell table:style-name="ce14" table:formula="of:=[.D8]*stopa1/12" office:value-type="float" office:value="61.3118825054164" calcext:value-type="float">
            <text:p><text:s/>61,31 zł </text:p>
          </table:table-cell>
          <table:table-cell table:style-name="ce20" table:formula="of:=[.D8]+[.C9]+[.$D$21]" office:value-type="float" office:value="8388.20996746366" calcext:value-type="float">
            <text:p><text:s/>8 388,21 zł </text:p>
          </table:table-cell>
          <table:table-cell/>
          <table:table-cell table:style-name="ce25"/>
          <table:table-cell table:style-name="ce29" table:formula="of:=[.H8]*stopa1/12" office:value-type="float" office:value="60.9058435484269" calcext:value-type="float">
            <text:p><text:s/>60,91 zł </text:p>
          </table:table-cell>
          <table:table-cell table:style-name="ce34" table:formula="of:=[.G9]+[.H8]+[.$H$21]" office:value-type="float" office:value="8332.65890807648" calcext:value-type="float">
            <text:p><text:s/>8 332,66 zł </text:p>
          </table:table-cell>
          <table:table-cell table:number-columns-repeated="1016"/>
        </table:table-row>
        <table:table-row table:style-name="ro7">
          <table:table-cell table:style-name="ce6" office:value-type="float" office:value="3" calcext:value-type="float">
            <text:p>3</text:p>
          </table:table-cell>
          <table:table-cell/>
          <table:table-cell table:style-name="ce14" table:formula="of:=[.D9]*stopa1/12" office:value-type="float" office:value="55.9213997830911" calcext:value-type="float">
            <text:p><text:s/>55,92 zł </text:p>
          </table:table-cell>
          <table:table-cell table:style-name="ce20" table:formula="of:=[.D9]+[.C10]+[.$D$21]" office:value-type="float" office:value="7574.24707639254" calcext:value-type="float">
            <text:p><text:s/>7 574,25 zł </text:p>
          </table:table-cell>
          <table:table-cell/>
          <table:table-cell table:style-name="ce25"/>
          <table:table-cell table:style-name="ce29" table:formula="of:=[.H9]*stopa1/12" office:value-type="float" office:value="55.5510593871766" calcext:value-type="float">
            <text:p><text:s/>55,55 zł </text:p>
          </table:table-cell>
          <table:table-cell table:style-name="ce34" table:formula="of:=[.G10]+[.H9]+[.$H$21]" office:value-type="float" office:value="7524.08649972769" calcext:value-type="float">
            <text:p><text:s/>7 524,09 zł </text:p>
          </table:table-cell>
          <table:table-cell table:number-columns-repeated="1016"/>
        </table:table-row>
        <table:table-row table:style-name="ro7">
          <table:table-cell table:style-name="ce6" office:value-type="float" office:value="4" calcext:value-type="float">
            <text:p>4</text:p>
          </table:table-cell>
          <table:table-cell/>
          <table:table-cell table:style-name="ce14" table:formula="of:=[.D10]*stopa1/12" office:value-type="float" office:value="50.4949805092836" calcext:value-type="float">
            <text:p><text:s/>50,49 zł </text:p>
          </table:table-cell>
          <table:table-cell table:style-name="ce20" table:formula="of:=[.D10]+[.C11]+[.$D$21]" office:value-type="float" office:value="6754.85776604762" calcext:value-type="float">
            <text:p><text:s/>6 754,86 zł </text:p>
          </table:table-cell>
          <table:table-cell/>
          <table:table-cell table:style-name="ce25"/>
          <table:table-cell table:style-name="ce29" table:formula="of:=[.H10]*stopa1/12" office:value-type="float" office:value="50.1605766648513" calcext:value-type="float">
            <text:p><text:s/>50,16 zł </text:p>
          </table:table-cell>
          <table:table-cell table:style-name="ce34" table:formula="of:=[.G11]+[.H10]+[.$H$21]" office:value-type="float" office:value="6710.12360865657" calcext:value-type="float">
            <text:p><text:s/>6 710,12 zł </text:p>
          </table:table-cell>
          <table:table-cell table:number-columns-repeated="1016"/>
        </table:table-row>
        <table:table-row table:style-name="ro7">
          <table:table-cell table:style-name="ce6" office:value-type="float" office:value="5" calcext:value-type="float">
            <text:p>5</text:p>
          </table:table-cell>
          <table:table-cell/>
          <table:table-cell table:style-name="ce14" table:formula="of:=[.D11]*stopa1/12" office:value-type="float" office:value="45.0323851069841" calcext:value-type="float">
            <text:p><text:s/>45,03 zł </text:p>
          </table:table-cell>
          <table:table-cell table:style-name="ce20" table:formula="of:=[.D11]+[.C12]+[.$D$21]" office:value-type="float" office:value="5930.00586030039" calcext:value-type="float">
            <text:p><text:s/>5 930,01 zł </text:p>
          </table:table-cell>
          <table:table-cell/>
          <table:table-cell table:style-name="ce25"/>
          <table:table-cell table:style-name="ce29" table:formula="of:=[.H11]*stopa1/12" office:value-type="float" office:value="44.7341573910438" calcext:value-type="float">
            <text:p><text:s/>44,73 zł </text:p>
          </table:table-cell>
          <table:table-cell table:style-name="ce34" table:formula="of:=[.G12]+[.H11]+[.$H$21]" office:value-type="float" office:value="5890.73429831164" calcext:value-type="float">
            <text:p><text:s/>5 890,73 zł </text:p>
          </table:table-cell>
          <table:table-cell table:number-columns-repeated="1016"/>
        </table:table-row>
        <table:table-row table:style-name="ro7">
          <table:table-cell table:style-name="ce6" office:value-type="float" office:value="6" calcext:value-type="float">
            <text:p>6</text:p>
          </table:table-cell>
          <table:table-cell/>
          <table:table-cell table:style-name="ce14" table:formula="of:=[.D12]*stopa1/12" office:value-type="float" office:value="39.5333724020026" calcext:value-type="float">
            <text:p><text:s/>39,53 zł </text:p>
          </table:table-cell>
          <table:table-cell table:style-name="ce20" table:formula="of:=[.D12]+[.C13]+[.$D$21]" office:value-type="float" office:value="5099.65494184818" calcext:value-type="float">
            <text:p><text:s/>5 099,65 zł </text:p>
          </table:table-cell>
          <table:table-cell/>
          <table:table-cell table:style-name="ce25"/>
          <table:table-cell table:style-name="ce29" table:formula="of:=[.H12]*stopa1/12" office:value-type="float" office:value="39.2715619887443" calcext:value-type="float">
            <text:p><text:s/>39,27 zł </text:p>
          </table:table-cell>
          <table:table-cell table:style-name="ce34" table:formula="of:=[.G13]+[.H12]+[.$H$21]" office:value-type="float" office:value="5065.88239256442" calcext:value-type="float">
            <text:p><text:s/>5 065,88 zł </text:p>
          </table:table-cell>
          <table:table-cell table:number-columns-repeated="1016"/>
        </table:table-row>
        <table:table-row table:style-name="ro7">
          <table:table-cell table:style-name="ce6" office:value-type="float" office:value="7" calcext:value-type="float">
            <text:p>7</text:p>
          </table:table-cell>
          <table:table-cell/>
          <table:table-cell table:style-name="ce14" table:formula="of:=[.D13]*stopa1/12" office:value-type="float" office:value="33.9976996123212" calcext:value-type="float">
            <text:p><text:s/>34,00 zł </text:p>
          </table:table-cell>
          <table:table-cell table:style-name="ce20" table:formula="of:=[.D13]+[.C14]+[.$D$21]" office:value-type="float" office:value="4263.76835060629" calcext:value-type="float">
            <text:p><text:s/>4 263,77 zł </text:p>
          </table:table-cell>
          <table:table-cell/>
          <table:table-cell table:style-name="ce25"/>
          <table:table-cell table:style-name="ce29" table:formula="of:=[.H13]*stopa1/12" office:value-type="float" office:value="33.7725492837628" calcext:value-type="float">
            <text:p><text:s/>33,77 zł </text:p>
          </table:table-cell>
          <table:table-cell table:style-name="ce34" table:formula="of:=[.G14]+[.H13]+[.$H$21]" office:value-type="float" office:value="4235.53147411221" calcext:value-type="float">
            <text:p><text:s/>4 235,53 zł </text:p>
          </table:table-cell>
          <table:table-cell table:number-columns-repeated="1016"/>
        </table:table-row>
        <table:table-row table:style-name="ro7">
          <table:table-cell table:style-name="ce6" office:value-type="float" office:value="8" calcext:value-type="float">
            <text:p>8</text:p>
          </table:table-cell>
          <table:table-cell/>
          <table:table-cell table:style-name="ce14" table:formula="of:=[.D14]*stopa1/12" office:value-type="float" office:value="28.4251223373753" calcext:value-type="float">
            <text:p><text:s/>28,43 zł </text:p>
          </table:table-cell>
          <table:table-cell table:style-name="ce20" table:formula="of:=[.D14]+[.C15]+[.$D$21]" office:value-type="float" office:value="3422.30918208946" calcext:value-type="float">
            <text:p><text:s/>3 422,31 zł </text:p>
          </table:table-cell>
          <table:table-cell/>
          <table:table-cell table:style-name="ce25"/>
          <table:table-cell table:style-name="ce29" table:formula="of:=[.H14]*stopa1/12" office:value-type="float" office:value="28.2368764940814" calcext:value-type="float">
            <text:p><text:s/>28,24 zł </text:p>
          </table:table-cell>
          <table:table-cell table:style-name="ce34" table:formula="of:=[.G15]+[.H14]+[.$H$21]" office:value-type="float" office:value="3399.64488287032" calcext:value-type="float">
            <text:p><text:s/>3 399,64 zł </text:p>
          </table:table-cell>
          <table:table-cell table:number-columns-repeated="1016"/>
        </table:table-row>
        <table:table-row table:style-name="ro7">
          <table:table-cell table:style-name="ce6" office:value-type="float" office:value="9" calcext:value-type="float">
            <text:p>9</text:p>
          </table:table-cell>
          <table:table-cell/>
          <table:table-cell table:style-name="ce14" table:formula="of:=[.D15]*stopa1/12" office:value-type="float" office:value="22.815394547263" calcext:value-type="float">
            <text:p><text:s/>22,82 zł </text:p>
          </table:table-cell>
          <table:table-cell table:style-name="ce20" table:formula="of:=[.D15]+[.C16]+[.$D$21]" office:value-type="float" office:value="2575.24028578251" calcext:value-type="float">
            <text:p><text:s/>2 575,24 zł </text:p>
          </table:table-cell>
          <table:table-cell/>
          <table:table-cell table:style-name="ce25"/>
          <table:table-cell table:style-name="ce29" table:formula="of:=[.H15]*stopa1/12" office:value-type="float" office:value="22.6642992191355" calcext:value-type="float">
            <text:p><text:s/>22,66 zł </text:p>
          </table:table-cell>
          <table:table-cell table:style-name="ce34" table:formula="of:=[.G16]+[.H15]+[.$H$21]" office:value-type="float" office:value="2558.18571435348" calcext:value-type="float">
            <text:p><text:s/>2 558,19 zł </text:p>
          </table:table-cell>
          <table:table-cell table:number-columns-repeated="1016"/>
        </table:table-row>
        <table:table-row table:style-name="ro7">
          <table:table-cell table:style-name="ce6" office:value-type="float" office:value="10" calcext:value-type="float">
            <text:p>10</text:p>
          </table:table-cell>
          <table:table-cell/>
          <table:table-cell table:style-name="ce14" table:formula="of:=[.D16]*stopa1/12" office:value-type="float" office:value="17.1682685718834" calcext:value-type="float">
            <text:p><text:s/>17,17 zł </text:p>
          </table:table-cell>
          <table:table-cell table:style-name="ce20" table:formula="of:=[.D16]+[.C17]+[.$D$21]" office:value-type="float" office:value="1722.52426350018" calcext:value-type="float">
            <text:p><text:s/>1 722,52 zł </text:p>
          </table:table-cell>
          <table:table-cell/>
          <table:table-cell table:style-name="ce25"/>
          <table:table-cell table:style-name="ce29" table:formula="of:=[.H16]*stopa1/12" office:value-type="float" office:value="17.0545714290232" calcext:value-type="float">
            <text:p><text:s/>17,05 zł </text:p>
          </table:table-cell>
          <table:table-cell table:style-name="ce34" table:formula="of:=[.G17]+[.H16]+[.$H$21]" office:value-type="float" office:value="1711.11681804654" calcext:value-type="float">
            <text:p><text:s/>1 711,12 zł </text:p>
          </table:table-cell>
          <table:table-cell table:number-columns-repeated="1016"/>
        </table:table-row>
        <table:table-row table:style-name="ro7">
          <table:table-cell table:style-name="ce6" office:value-type="float" office:value="11" calcext:value-type="float">
            <text:p>11</text:p>
          </table:table-cell>
          <table:table-cell/>
          <table:table-cell table:style-name="ce14" table:formula="of:=[.D17]*stopa1/12" office:value-type="float" office:value="11.4834950900012" calcext:value-type="float">
            <text:p><text:s/>11,48 zł </text:p>
          </table:table-cell>
          <table:table-cell table:style-name="ce20" table:formula="of:=[.D17]+[.C18]+[.$D$21]" office:value-type="float" office:value="864.123467735974" calcext:value-type="float">
            <text:p><text:s/>864,12 zł </text:p>
          </table:table-cell>
          <table:table-cell/>
          <table:table-cell table:style-name="ce25"/>
          <table:table-cell table:style-name="ce29" table:formula="of:=[.H17]*stopa1/12" office:value-type="float" office:value="11.4074454536436" calcext:value-type="float">
            <text:p><text:s/>11,41 zł </text:p>
          </table:table-cell>
          <table:table-cell table:style-name="ce34" table:formula="of:=[.G18]+[.H17]+[.$H$21]" office:value-type="float" office:value="858.400795764209" calcext:value-type="float">
            <text:p><text:s/>858,40 zł </text:p>
          </table:table-cell>
          <table:table-cell table:number-columns-repeated="1016"/>
        </table:table-row>
        <table:table-row table:style-name="ro7">
          <table:table-cell table:style-name="ce7" office:value-type="float" office:value="12" calcext:value-type="float">
            <text:p>12</text:p>
          </table:table-cell>
          <table:table-cell/>
          <table:table-cell table:style-name="ce14" table:formula="of:=[.D18]*stopa1/12" office:value-type="float" office:value="5.76082311823982" calcext:value-type="float">
            <text:p><text:s/>5,76 zł </text:p>
          </table:table-cell>
          <table:table-cell table:style-name="ce20" table:formula="of:=[.D18]+[.C19]+[.$D$21]" office:value-type="float" office:value="0" calcext:value-type="float">
            <text:p><text:s/>- zł </text:p>
          </table:table-cell>
          <table:table-cell/>
          <table:table-cell table:style-name="ce25"/>
          <table:table-cell table:style-name="ce29" table:formula="of:=[.H18]*stopa1/12" office:value-type="float" office:value="5.72267197176139" calcext:value-type="float">
            <text:p><text:s/>5,72 zł </text:p>
          </table:table-cell>
          <table:table-cell table:style-name="ce34" table:formula="of:=[.G19]+[.H18]+[.$H$21]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15" table:formula="of:=SUM([.C8:.C19])" office:value-type="float" office:value="438.611490250529" calcext:value-type="float">
            <text:p>438,611490250529</text:p>
          </table:table-cell>
          <table:table-cell table:style-name="ce15"/>
          <table:table-cell/>
          <table:table-cell table:style-name="ce26"/>
          <table:table-cell table:style-name="ce26" table:formula="of:=SUM([.G9:.G19])" office:value-type="float" office:value="369.481612831651" calcext:value-type="float">
            <text:p>369,481612831651</text:p>
          </table:table-cell>
          <table:table-cell table:style-name="ce26"/>
          <table:table-cell table:number-columns-repeated="1016"/>
        </table:table-row>
        <table:table-row table:style-name="ro9">
          <table:table-cell table:number-columns-repeated="2"/>
          <table:table-cell table:style-name="ce16" office:value-type="string" calcext:value-type="string">
            <text:p>RATA:</text:p>
          </table:table-cell>
          <table:table-cell table:style-name="ce21" table:formula="of:=PMT(stopa1/12;12;kredyt1;koniec1;0)" office:value-type="float" office:value="-869.884290854211" calcext:value-type="float">
            <text:p>-869,88 zł</text:p>
          </table:table-cell>
          <table:table-cell table:number-columns-repeated="2"/>
          <table:table-cell table:style-name="ce30" office:value-type="string" calcext:value-type="string">
            <text:p>RATA:</text:p>
          </table:table-cell>
          <table:table-cell table:style-name="ce96" table:formula="of:=PMT(stopa1/12;12;kredyt1;koniec1;1)" office:value-type="currency" office:currency="PLN" office:value="-864.123467735971" calcext:value-type="currency">
            <text:p>-864,12 zł</text:p>
          </table:table-cell>
          <table:table-cell table:number-columns-repeated="1016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FV" table:style-name="ta2">
        <office:forms form:automatic-focus="false" form:apply-design-mode="false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249" table:default-cell-style-name="ce1"/>
        <table:table-column table:style-name="co1" table:number-columns-repeated="767" table:default-cell-style-name="Default"/>
        <table:table-row table:style-name="ro10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3"/>
          <table:table-cell table:style-name="ce17" office:value-type="percentage" office:value="0.01" calcext:value-type="percentage">
            <text:p>1%</text:p>
          </table:table-cell>
          <table:table-cell/>
          <table:table-cell table:style-name="ce3" office:value-type="string" calcext:value-type="string" table:number-columns-spanned="2" table:number-rows-spanned="1">
            <text:p>Miesięczna wpłata:</text:p>
          </table:table-cell>
          <table:covered-table-cell table:style-name="ce3"/>
          <table:table-cell table:style-name="ce31" office:value-type="float" office:value="300" calcext:value-type="float">
            <text:p><text:s/>300,00 zł </text:p>
          </table:table-cell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11"/>
          <table:table-cell table:style-name="ce18" office:value-type="string" calcext:value-type="string">
            <text:p>1 miesiąc</text:p>
          </table:table-cell>
          <table:table-cell/>
          <table:table-cell table:style-name="ce11" office:value-type="string" calcext:value-type="string" table:number-columns-spanned="2" table:number-rows-spanned="1">
            <text:p>Stan początkowy konta:</text:p>
          </table:table-cell>
          <table:covered-table-cell table:style-name="ce11"/>
          <table:table-cell table:style-name="ce32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9">
          <table:table-cell table:number-columns-repeated="3"/>
          <table:table-cell office:value-type="string" calcext:value-type="string">
            <text:p>WPŁATA DOKONYWANA</text:p>
          </table:table-cell>
          <table:table-cell table:number-columns-repeated="1020"/>
        </table:table-row>
        <table:table-row table:style-name="ro11">
          <table:table-cell table:number-columns-repeated="2"/>
          <table:table-cell table:style-name="ce97" office:value-type="string" calcext:value-type="string" table:number-columns-spanned="2" table:number-rows-spanned="1">
            <text:p><text:span text:style-name="T1">WPŁATA DOKONYWANA </text:span><text:span text:style-name="T2">POD KONIEC</text:span><text:span text:style-name="T3"> OKRESU NALICZANIA</text:span></text:p>
          </table:table-cell>
          <table:covered-table-cell table:style-name="ce97"/>
          <table:table-cell/>
          <table:table-cell table:style-name="ce100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100"/>
          <table:table-cell table:number-columns-repeated="1016"/>
        </table:table-row>
        <table:table-row table:style-name="ro12">
          <table:table-cell table:style-name="ce5" office:value-type="string" calcext:value-type="string">
            <text:p>Okres oszczędzania (w miesiącach):</text:p>
          </table:table-cell>
          <table:table-cell table:style-name="ce8"/>
          <table:table-cell table:style-name="ce12" office:value-type="string" calcext:value-type="string">
            <text:p>Oprocentowanie:</text:p>
          </table:table-cell>
          <table:table-cell table:style-name="ce19" office:value-type="string" calcext:value-type="string">
            <text:p>Stan konta:</text:p>
          </table:table-cell>
          <table:table-cell/>
          <table:table-cell table:style-name="ce23" office:value-type="string" calcext:value-type="string">
            <text:p>Podstawa oprocentowania:</text:p>
          </table:table-cell>
          <table:table-cell table:style-name="ce27" office:value-type="string" calcext:value-type="string">
            <text:p>Oprocentowanie:</text:p>
          </table:table-cell>
          <table:table-cell table:style-name="ce33" office:value-type="string" calcext:value-type="string">
            <text:p>Stan konta:</text:p>
          </table:table-cell>
          <table:table-cell table:number-columns-repeated="1016"/>
        </table:table-row>
        <table:table-row table:style-name="ro9">
          <table:table-cell table:style-name="ce6" office:value-type="float" office:value="0" calcext:value-type="float">
            <text:p>0</text:p>
          </table:table-cell>
          <table:table-cell/>
          <table:table-cell table:style-name="ce13"/>
          <table:table-cell table:style-name="ce20" office:value-type="float" office:value="0" calcext:value-type="float">
            <text:p><text:s/>- zł </text:p>
          </table:table-cell>
          <table:table-cell/>
          <table:table-cell table:style-name="ce24"/>
          <table:table-cell table:style-name="ce28"/>
          <table:table-cell table:style-name="ce34" table:formula="of:=start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7">
          <table:table-cell table:style-name="ce6" office:value-type="float" office:value="1" calcext:value-type="float">
            <text:p>1</text:p>
          </table:table-cell>
          <table:table-cell/>
          <table:table-cell table:style-name="ce14" table:formula="of:=[.D7]*stopa2/12" office:value-type="float" office:value="0" calcext:value-type="float">
            <text:p><text:s/>- zł </text:p>
          </table:table-cell>
          <table:table-cell table:style-name="ce14" table:formula="of:=[.D7]+[.C8]+rata" office:value-type="float" office:value="300" calcext:value-type="float">
            <text:p><text:s/>300,00 zł </text:p>
          </table:table-cell>
          <table:table-cell/>
          <table:table-cell table:style-name="ce25" table:formula="of:=[.H7]+rata" office:value-type="float" office:value="300" calcext:value-type="float">
            <text:p><text:s/>300,00 zł </text:p>
          </table:table-cell>
          <table:table-cell table:style-name="ce29" table:formula="of:=[.F8]*stopa2/12" office:value-type="float" office:value="0.25" calcext:value-type="float">
            <text:p><text:s/>0,25 zł </text:p>
          </table:table-cell>
          <table:table-cell table:style-name="ce34" table:formula="of:=[.F8]+[.G8]" office:value-type="float" office:value="300.25" calcext:value-type="float">
            <text:p><text:s/>300,25 zł </text:p>
          </table:table-cell>
          <table:table-cell table:number-columns-repeated="1016"/>
        </table:table-row>
        <table:table-row table:style-name="ro7">
          <table:table-cell table:style-name="ce6" office:value-type="float" office:value="2" calcext:value-type="float">
            <text:p>2</text:p>
          </table:table-cell>
          <table:table-cell/>
          <table:table-cell table:style-name="ce14" table:formula="of:=[.D8]*stopa2/12" office:value-type="float" office:value="0.25" calcext:value-type="float">
            <text:p><text:s/>0,25 zł </text:p>
          </table:table-cell>
          <table:table-cell table:style-name="ce14" table:formula="of:=[.D8]+[.C9]+rata" office:value-type="float" office:value="600.25" calcext:value-type="float">
            <text:p><text:s/>600,25 zł </text:p>
          </table:table-cell>
          <table:table-cell/>
          <table:table-cell table:style-name="ce25" table:formula="of:=[.H8]+rata" office:value-type="float" office:value="600.25" calcext:value-type="float">
            <text:p><text:s/>600,25 zł </text:p>
          </table:table-cell>
          <table:table-cell table:style-name="ce29" table:formula="of:=[.F9]*stopa2/12" office:value-type="float" office:value="0.500208333333333" calcext:value-type="float">
            <text:p><text:s/>0,50 zł </text:p>
          </table:table-cell>
          <table:table-cell table:style-name="ce34" table:formula="of:=[.F9]+[.G9]" office:value-type="float" office:value="600.750208333333" calcext:value-type="float">
            <text:p><text:s/>600,75 zł </text:p>
          </table:table-cell>
          <table:table-cell table:number-columns-repeated="1016"/>
        </table:table-row>
        <table:table-row table:style-name="ro7">
          <table:table-cell table:style-name="ce6" office:value-type="float" office:value="3" calcext:value-type="float">
            <text:p>3</text:p>
          </table:table-cell>
          <table:table-cell/>
          <table:table-cell table:style-name="ce14" table:formula="of:=[.D9]*stopa2/12" office:value-type="float" office:value="0.500208333333333" calcext:value-type="float">
            <text:p><text:s/>0,50 zł </text:p>
          </table:table-cell>
          <table:table-cell table:style-name="ce14" table:formula="of:=[.D9]+[.C10]+rata" office:value-type="float" office:value="900.750208333333" calcext:value-type="float">
            <text:p><text:s/>900,75 zł </text:p>
          </table:table-cell>
          <table:table-cell/>
          <table:table-cell table:style-name="ce25" table:formula="of:=[.H9]+rata" office:value-type="float" office:value="900.750208333333" calcext:value-type="float">
            <text:p><text:s/>900,75 zł </text:p>
          </table:table-cell>
          <table:table-cell table:style-name="ce29" table:formula="of:=[.F10]*stopa2/12" office:value-type="float" office:value="0.750625173611111" calcext:value-type="float">
            <text:p><text:s/>0,75 zł </text:p>
          </table:table-cell>
          <table:table-cell table:style-name="ce34" table:formula="of:=[.F10]+[.G10]" office:value-type="float" office:value="901.500833506944" calcext:value-type="float">
            <text:p><text:s/>901,50 zł </text:p>
          </table:table-cell>
          <table:table-cell table:number-columns-repeated="1016"/>
        </table:table-row>
        <table:table-row table:style-name="ro7">
          <table:table-cell table:style-name="ce6" office:value-type="float" office:value="4" calcext:value-type="float">
            <text:p>4</text:p>
          </table:table-cell>
          <table:table-cell/>
          <table:table-cell table:style-name="ce14" table:formula="of:=[.D10]*stopa2/12" office:value-type="float" office:value="0.750625173611111" calcext:value-type="float">
            <text:p><text:s/>0,75 zł </text:p>
          </table:table-cell>
          <table:table-cell table:style-name="ce14" table:formula="of:=[.D10]+[.C11]+rata" office:value-type="float" office:value="1201.50083350694" calcext:value-type="float">
            <text:p><text:s/>1 201,50 zł </text:p>
          </table:table-cell>
          <table:table-cell/>
          <table:table-cell table:style-name="ce25" table:formula="of:=[.H10]+rata" office:value-type="float" office:value="1201.50083350694" calcext:value-type="float">
            <text:p><text:s/>1 201,50 zł </text:p>
          </table:table-cell>
          <table:table-cell table:style-name="ce29" table:formula="of:=[.F11]*stopa2/12" office:value-type="float" office:value="1.00125069458912" calcext:value-type="float">
            <text:p><text:s/>1,00 zł </text:p>
          </table:table-cell>
          <table:table-cell table:style-name="ce34" table:formula="of:=[.F11]+[.G11]" office:value-type="float" office:value="1202.50208420153" calcext:value-type="float">
            <text:p><text:s/>1 202,50 zł </text:p>
          </table:table-cell>
          <table:table-cell table:number-columns-repeated="1016"/>
        </table:table-row>
        <table:table-row table:style-name="ro7">
          <table:table-cell table:style-name="ce6" office:value-type="float" office:value="5" calcext:value-type="float">
            <text:p>5</text:p>
          </table:table-cell>
          <table:table-cell/>
          <table:table-cell table:style-name="ce14" table:formula="of:=[.D11]*stopa2/12" office:value-type="float" office:value="1.00125069458912" calcext:value-type="float">
            <text:p><text:s/>1,00 zł </text:p>
          </table:table-cell>
          <table:table-cell table:style-name="ce14" table:formula="of:=[.D11]+[.C12]+rata" office:value-type="float" office:value="1502.50208420153" calcext:value-type="float">
            <text:p><text:s/>1 502,50 zł </text:p>
          </table:table-cell>
          <table:table-cell/>
          <table:table-cell table:style-name="ce25" table:formula="of:=[.H11]+rata" office:value-type="float" office:value="1502.50208420153" calcext:value-type="float">
            <text:p><text:s/>1 502,50 zł </text:p>
          </table:table-cell>
          <table:table-cell table:style-name="ce29" table:formula="of:=[.F12]*stopa2/12" office:value-type="float" office:value="1.25208507016794" calcext:value-type="float">
            <text:p><text:s/>1,25 zł </text:p>
          </table:table-cell>
          <table:table-cell table:style-name="ce34" table:formula="of:=[.F12]+[.G12]" office:value-type="float" office:value="1503.7541692717" calcext:value-type="float">
            <text:p><text:s/>1 503,75 zł </text:p>
          </table:table-cell>
          <table:table-cell table:number-columns-repeated="1016"/>
        </table:table-row>
        <table:table-row table:style-name="ro7">
          <table:table-cell table:style-name="ce6" office:value-type="float" office:value="6" calcext:value-type="float">
            <text:p>6</text:p>
          </table:table-cell>
          <table:table-cell/>
          <table:table-cell table:style-name="ce14" table:formula="of:=[.D12]*stopa2/12" office:value-type="float" office:value="1.25208507016794" calcext:value-type="float">
            <text:p><text:s/>1,25 zł </text:p>
          </table:table-cell>
          <table:table-cell table:style-name="ce14" table:formula="of:=[.D12]+[.C13]+rata" office:value-type="float" office:value="1803.7541692717" calcext:value-type="float">
            <text:p><text:s/>1 803,75 zł </text:p>
          </table:table-cell>
          <table:table-cell/>
          <table:table-cell table:style-name="ce25" table:formula="of:=[.H12]+rata" office:value-type="float" office:value="1803.7541692717" calcext:value-type="float">
            <text:p><text:s/>1 803,75 zł </text:p>
          </table:table-cell>
          <table:table-cell table:style-name="ce29" table:formula="of:=[.F13]*stopa2/12" office:value-type="float" office:value="1.50312847439308" calcext:value-type="float">
            <text:p><text:s/>1,50 zł </text:p>
          </table:table-cell>
          <table:table-cell table:style-name="ce34" table:formula="of:=[.F13]+[.G13]" office:value-type="float" office:value="1805.25729774609" calcext:value-type="float">
            <text:p><text:s/>1 805,26 zł </text:p>
          </table:table-cell>
          <table:table-cell table:number-columns-repeated="1016"/>
        </table:table-row>
        <table:table-row table:style-name="ro7">
          <table:table-cell table:style-name="ce6" office:value-type="float" office:value="7" calcext:value-type="float">
            <text:p>7</text:p>
          </table:table-cell>
          <table:table-cell/>
          <table:table-cell table:style-name="ce14" table:formula="of:=[.D13]*stopa2/12" office:value-type="float" office:value="1.50312847439308" calcext:value-type="float">
            <text:p><text:s/>1,50 zł </text:p>
          </table:table-cell>
          <table:table-cell table:style-name="ce14" table:formula="of:=[.D13]+[.C14]+rata" office:value-type="float" office:value="2105.25729774609" calcext:value-type="float">
            <text:p><text:s/>2 105,26 zł </text:p>
          </table:table-cell>
          <table:table-cell/>
          <table:table-cell table:style-name="ce25" table:formula="of:=[.H13]+rata" office:value-type="float" office:value="2105.25729774609" calcext:value-type="float">
            <text:p><text:s/>2 105,26 zł </text:p>
          </table:table-cell>
          <table:table-cell table:style-name="ce29" table:formula="of:=[.F14]*stopa2/12" office:value-type="float" office:value="1.75438108145508" calcext:value-type="float">
            <text:p><text:s/>1,75 zł </text:p>
          </table:table-cell>
          <table:table-cell table:style-name="ce34" table:formula="of:=[.F14]+[.G14]" office:value-type="float" office:value="2107.01167882755" calcext:value-type="float">
            <text:p><text:s/>2 107,01 zł </text:p>
          </table:table-cell>
          <table:table-cell table:number-columns-repeated="1016"/>
        </table:table-row>
        <table:table-row table:style-name="ro7">
          <table:table-cell table:style-name="ce6" office:value-type="float" office:value="8" calcext:value-type="float">
            <text:p>8</text:p>
          </table:table-cell>
          <table:table-cell/>
          <table:table-cell table:style-name="ce14" table:formula="of:=[.D14]*stopa2/12" office:value-type="float" office:value="1.75438108145508" calcext:value-type="float">
            <text:p><text:s/>1,75 zł </text:p>
          </table:table-cell>
          <table:table-cell table:style-name="ce14" table:formula="of:=[.D14]+[.C15]+rata" office:value-type="float" office:value="2407.01167882755" calcext:value-type="float">
            <text:p><text:s/>2 407,01 zł </text:p>
          </table:table-cell>
          <table:table-cell/>
          <table:table-cell table:style-name="ce25" table:formula="of:=[.H14]+rata" office:value-type="float" office:value="2407.01167882755" calcext:value-type="float">
            <text:p><text:s/>2 407,01 zł </text:p>
          </table:table-cell>
          <table:table-cell table:style-name="ce29" table:formula="of:=[.F15]*stopa2/12" office:value-type="float" office:value="2.00584306568962" calcext:value-type="float">
            <text:p><text:s/>2,01 zł </text:p>
          </table:table-cell>
          <table:table-cell table:style-name="ce34" table:formula="of:=[.F15]+[.G15]" office:value-type="float" office:value="2409.01752189324" calcext:value-type="float">
            <text:p><text:s/>2 409,02 zł </text:p>
          </table:table-cell>
          <table:table-cell table:number-columns-repeated="1016"/>
        </table:table-row>
        <table:table-row table:style-name="ro7">
          <table:table-cell table:style-name="ce6" office:value-type="float" office:value="9" calcext:value-type="float">
            <text:p>9</text:p>
          </table:table-cell>
          <table:table-cell/>
          <table:table-cell table:style-name="ce14" table:formula="of:=[.D15]*stopa2/12" office:value-type="float" office:value="2.00584306568962" calcext:value-type="float">
            <text:p><text:s/>2,01 zł </text:p>
          </table:table-cell>
          <table:table-cell table:style-name="ce14" table:formula="of:=[.D15]+[.C16]+rata" office:value-type="float" office:value="2709.01752189324" calcext:value-type="float">
            <text:p><text:s/>2 709,02 zł </text:p>
          </table:table-cell>
          <table:table-cell/>
          <table:table-cell table:style-name="ce25" table:formula="of:=[.H15]+rata" office:value-type="float" office:value="2709.01752189324" calcext:value-type="float">
            <text:p><text:s/>2 709,02 zł </text:p>
          </table:table-cell>
          <table:table-cell table:style-name="ce29" table:formula="of:=[.F16]*stopa2/12" office:value-type="float" office:value="2.2575146015777" calcext:value-type="float">
            <text:p><text:s/>2,26 zł </text:p>
          </table:table-cell>
          <table:table-cell table:style-name="ce34" table:formula="of:=[.F16]+[.G16]" office:value-type="float" office:value="2711.27503649482" calcext:value-type="float">
            <text:p><text:s/>2 711,28 zł </text:p>
          </table:table-cell>
          <table:table-cell table:number-columns-repeated="1016"/>
        </table:table-row>
        <table:table-row table:style-name="ro7">
          <table:table-cell table:style-name="ce6" office:value-type="float" office:value="10" calcext:value-type="float">
            <text:p>10</text:p>
          </table:table-cell>
          <table:table-cell/>
          <table:table-cell table:style-name="ce14" table:formula="of:=[.D16]*stopa2/12" office:value-type="float" office:value="2.2575146015777" calcext:value-type="float">
            <text:p><text:s/>2,26 zł </text:p>
          </table:table-cell>
          <table:table-cell table:style-name="ce14" table:formula="of:=[.D16]+[.C17]+rata" office:value-type="float" office:value="3011.27503649482" calcext:value-type="float">
            <text:p><text:s/>3 011,28 zł </text:p>
          </table:table-cell>
          <table:table-cell/>
          <table:table-cell table:style-name="ce25" table:formula="of:=[.H16]+rata" office:value-type="float" office:value="3011.27503649482" calcext:value-type="float">
            <text:p><text:s/>3 011,28 zł </text:p>
          </table:table-cell>
          <table:table-cell table:style-name="ce29" table:formula="of:=[.F17]*stopa2/12" office:value-type="float" office:value="2.50939586374568" calcext:value-type="float">
            <text:p><text:s/>2,51 zł </text:p>
          </table:table-cell>
          <table:table-cell table:style-name="ce34" table:formula="of:=[.F17]+[.G17]" office:value-type="float" office:value="3013.78443235856" calcext:value-type="float">
            <text:p><text:s/>3 013,78 zł </text:p>
          </table:table-cell>
          <table:table-cell table:number-columns-repeated="1016"/>
        </table:table-row>
        <table:table-row table:style-name="ro7">
          <table:table-cell table:style-name="ce6" office:value-type="float" office:value="11" calcext:value-type="float">
            <text:p>11</text:p>
          </table:table-cell>
          <table:table-cell/>
          <table:table-cell table:style-name="ce14" table:formula="of:=[.D17]*stopa2/12" office:value-type="float" office:value="2.50939586374568" calcext:value-type="float">
            <text:p><text:s/>2,51 zł </text:p>
          </table:table-cell>
          <table:table-cell table:style-name="ce14" table:formula="of:=[.D17]+[.C18]+rata" office:value-type="float" office:value="3313.78443235856" calcext:value-type="float">
            <text:p><text:s/>3 313,78 zł </text:p>
          </table:table-cell>
          <table:table-cell/>
          <table:table-cell table:style-name="ce25" table:formula="of:=[.H17]+rata" office:value-type="float" office:value="3313.78443235856" calcext:value-type="float">
            <text:p><text:s/>3 313,78 zł </text:p>
          </table:table-cell>
          <table:table-cell table:style-name="ce29" table:formula="of:=[.F18]*stopa2/12" office:value-type="float" office:value="2.76148702696547" calcext:value-type="float">
            <text:p><text:s/>2,76 zł </text:p>
          </table:table-cell>
          <table:table-cell table:style-name="ce34" table:formula="of:=[.F18]+[.G18]" office:value-type="float" office:value="3316.54591938553" calcext:value-type="float">
            <text:p><text:s/>3 316,55 zł </text:p>
          </table:table-cell>
          <table:table-cell table:number-columns-repeated="1016"/>
        </table:table-row>
        <table:table-row table:style-name="ro7">
          <table:table-cell table:style-name="ce7" office:value-type="float" office:value="12" calcext:value-type="float">
            <text:p>12</text:p>
          </table:table-cell>
          <table:table-cell/>
          <table:table-cell table:style-name="ce14" table:formula="of:=[.D18]*stopa2/12" office:value-type="float" office:value="2.76148702696547" calcext:value-type="float">
            <text:p><text:s/>2,76 zł </text:p>
          </table:table-cell>
          <table:table-cell table:style-name="ce14" table:formula="of:=[.D18]+[.C19]+rata" office:value-type="float" office:value="3616.54591938553" calcext:value-type="float">
            <text:p><text:s/>3 616,55 zł </text:p>
          </table:table-cell>
          <table:table-cell/>
          <table:table-cell table:style-name="ce25" table:formula="of:=[.H18]+rata" office:value-type="float" office:value="3616.54591938553" calcext:value-type="float">
            <text:p><text:s/>3 616,55 zł </text:p>
          </table:table-cell>
          <table:table-cell table:style-name="ce29" table:formula="of:=[.F19]*stopa2/12" office:value-type="float" office:value="3.01378826615461" calcext:value-type="float">
            <text:p><text:s/>3,01 zł </text:p>
          </table:table-cell>
          <table:table-cell table:style-name="ce34" table:formula="of:=[.F19]+[.G19]" office:value-type="float" office:value="3619.55970765168" calcext:value-type="float">
            <text:p><text:s/>3 619,56 zł </text:p>
          </table:table-cell>
          <table:table-cell table:number-columns-repeated="1016"/>
        </table:table-row>
        <table:table-row table:style-name="ro8">
          <table:table-cell table:style-name="ce8" table:number-columns-repeated="2"/>
          <table:table-cell table:style-name="ce15" table:formula="of:=SUM([.C8:.C19])" office:value-type="float" office:value="16.5459193855281" calcext:value-type="float">
            <text:p>16,5459193855281</text:p>
          </table:table-cell>
          <table:table-cell table:style-name="ce37"/>
          <table:table-cell/>
          <table:table-cell table:style-name="ce26"/>
          <table:table-cell table:style-name="ce26" table:formula="of:=SUM([.G8:.G19])" office:value-type="float" office:value="19.5597076516828" calcext:value-type="float">
            <text:p>19,5597076516828</text:p>
          </table:table-cell>
          <table:table-cell table:style-name="ce40"/>
          <table:table-cell table:number-columns-repeated="1016"/>
        </table:table-row>
        <table:table-row table:style-name="ro8">
          <table:table-cell table:number-columns-repeated="3"/>
          <table:table-cell table:style-name="ce99" table:formula="of:=(FV(stopa2/12;12;-rata;start;0))" office:value-type="currency" office:currency="PLN" office:value="3616.54591938517" calcext:value-type="currency">
            <text:p>3 616,55 zł</text:p>
          </table:table-cell>
          <table:table-cell table:number-columns-repeated="3"/>
          <table:table-cell table:style-name="ce41" table:formula="of:=(FV(stopa2/12;12;-rata;start;1))" office:value-type="float" office:value="3619.55970765132" calcext:value-type="float">
            <text:p>3 619,56 zł</text:p>
          </table:table-cell>
          <table:table-cell table:number-columns-repeated="1016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Lokata" table:style-name="ta3">
        <office:forms form:automatic-focus="false" form:apply-design-mode="false"/>
        <table:shapes>
          <draw:frame draw:z-index="0" draw:name="Picture 1" draw:style-name="gr1" draw:text-style-name="P1" svg:width="59.95mm" svg:height="24.85mm" svg:x="0mm" svg:y="113.96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5" table:default-cell-style-name="ce1"/>
        <table:table-column table:style-name="co16" table:default-cell-style-name="ce1"/>
        <table:table-column table:style-name="co17" table:default-cell-style-name="ce57"/>
        <table:table-column table:style-name="co18" table:default-cell-style-name="ce63"/>
        <table:table-column table:style-name="co19" table:default-cell-style-name="ce63"/>
        <table:table-column table:style-name="co20" table:default-cell-style-name="ce63"/>
        <table:table-column table:style-name="co21" table:number-columns-repeated="251" table:default-cell-style-name="ce1"/>
        <table:table-column table:style-name="co21" table:number-columns-repeated="767" table:default-cell-style-name="Default"/>
        <table:table-row table:style-name="ro13">
          <table:table-cell table:style-name="ce42" office:value-type="string" calcext:value-type="string">
            <text:p>oprocentowanie lokaty</text:p>
          </table:table-cell>
          <table:table-cell table:style-name="ce47" office:value-type="string" calcext:value-type="string">
            <text:p>lp.</text:p>
          </table:table-cell>
          <table:table-cell table:style-name="ce52" office:value-type="string" calcext:value-type="string">
            <text:p>okres obliczeniowy</text:p>
          </table:table-cell>
          <table:table-cell table:style-name="ce58" office:value-type="string" office:string-value="kapitał początkowy" calcext:value-type="string">
            <text:p><text:s/>kapitał początkowy </text:p>
          </table:table-cell>
          <table:table-cell table:style-name="ce64" office:value-type="string" office:string-value="odsetki" calcext:value-type="string">
            <text:p><text:s/>odsetki </text:p>
          </table:table-cell>
          <table:table-cell table:style-name="ce58" office:value-type="string" office:string-value="kapitał końcowy" calcext:value-type="string">
            <text:p><text:s/>kapitał końcowy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3" office:value-type="percentage" office:value="0.065" calcext:value-type="percentage">
            <text:p>6,5%</text:p>
          </table:table-cell>
          <table:table-cell table:style-name="ce48" office:value-type="float" office:value="1" calcext:value-type="float">
            <text:p>1</text:p>
          </table:table-cell>
          <table:table-cell table:style-name="ce53" office:value-type="string" calcext:value-type="string">
            <text:p>0-10</text:p>
          </table:table-cell>
          <table:table-cell table:style-name="ce59" office:value-type="float" office:value="3000" calcext:value-type="float">
            <text:p><text:s/>3 000,00 zł </text:p>
          </table:table-cell>
          <table:table-cell table:style-name="ce59" office:value-type="float" office:value="0" calcext:value-type="float">
            <text:p><text:s/>- zł </text:p>
          </table:table-cell>
          <table:table-cell table:style-name="ce66" table:formula="of:=[.D2]+[.E2]" office:value-type="float" office:value="3000" calcext:value-type="float">
            <text:p><text:s/>3 000,00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2" calcext:value-type="float">
            <text:p>2</text:p>
          </table:table-cell>
          <table:table-cell table:style-name="ce54" office:value-type="string" calcext:value-type="string">
            <text:p>11-20</text:p>
          </table:table-cell>
          <table:table-cell table:style-name="ce60" table:formula="of:=[.F2]" office:value-type="float" office:value="3000" calcext:value-type="float">
            <text:p><text:s/>3 000,00 zł </text:p>
          </table:table-cell>
          <table:table-cell table:style-name="ce65" table:formula="of:=[.$A$2]*[.D3]*10/365" office:value-type="float" office:value="5.34246575342466" calcext:value-type="float">
            <text:p><text:s/>5,34 zł </text:p>
          </table:table-cell>
          <table:table-cell table:style-name="ce66" table:formula="of:=[.D3]+[.E3]" office:value-type="float" office:value="3005.34246575342" calcext:value-type="float">
            <text:p><text:s/>3 005,34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3" calcext:value-type="float">
            <text:p>3</text:p>
          </table:table-cell>
          <table:table-cell table:style-name="ce54" office:value-type="string" calcext:value-type="string">
            <text:p>21-30</text:p>
          </table:table-cell>
          <table:table-cell table:style-name="ce60" table:formula="of:=[.F3]" office:value-type="float" office:value="3005.34246575342" calcext:value-type="float">
            <text:p><text:s/>3 005,34 zł </text:p>
          </table:table-cell>
          <table:table-cell table:style-name="ce65" table:formula="of:=[.$A$2]*[.D4]*10/365" office:value-type="float" office:value="5.3519797335335" calcext:value-type="float">
            <text:p><text:s/>5,35 zł </text:p>
          </table:table-cell>
          <table:table-cell table:style-name="ce66" table:formula="of:=[.D4]+[.E4]" office:value-type="float" office:value="3010.69444548696" calcext:value-type="float">
            <text:p><text:s/>3 010,69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4" calcext:value-type="float">
            <text:p>4</text:p>
          </table:table-cell>
          <table:table-cell table:style-name="ce54" office:value-type="string" calcext:value-type="string">
            <text:p>31-40</text:p>
          </table:table-cell>
          <table:table-cell table:style-name="ce60" table:formula="of:=[.F4]" office:value-type="float" office:value="3010.69444548696" calcext:value-type="float">
            <text:p><text:s/>3 010,69 zł </text:p>
          </table:table-cell>
          <table:table-cell table:style-name="ce65" table:formula="of:=[.$A$2]*[.D5]*10/365" office:value-type="float" office:value="5.36151065634664" calcext:value-type="float">
            <text:p><text:s/>5,36 zł </text:p>
          </table:table-cell>
          <table:table-cell table:style-name="ce66" table:formula="of:=[.D5]+[.E5]" office:value-type="float" office:value="3016.0559561433" calcext:value-type="float">
            <text:p><text:s/>3 016,06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5" calcext:value-type="float">
            <text:p>5</text:p>
          </table:table-cell>
          <table:table-cell table:style-name="ce54" office:value-type="string" calcext:value-type="string">
            <text:p>41-50</text:p>
          </table:table-cell>
          <table:table-cell table:style-name="ce60" table:formula="of:=[.F5]" office:value-type="float" office:value="3016.0559561433" calcext:value-type="float">
            <text:p><text:s/>3 016,06 zł </text:p>
          </table:table-cell>
          <table:table-cell table:style-name="ce65" table:formula="of:=[.$A$2]*[.D6]*10/365" office:value-type="float" office:value="5.37105855203602" calcext:value-type="float">
            <text:p><text:s/>5,37 zł </text:p>
          </table:table-cell>
          <table:table-cell table:style-name="ce66" table:formula="of:=[.D6]+[.E6]" office:value-type="float" office:value="3021.42701469534" calcext:value-type="float">
            <text:p><text:s/>3 021,43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6" calcext:value-type="float">
            <text:p>6</text:p>
          </table:table-cell>
          <table:table-cell table:style-name="ce54" office:value-type="string" calcext:value-type="string">
            <text:p>51-60</text:p>
          </table:table-cell>
          <table:table-cell table:style-name="ce60" table:formula="of:=[.F6]" office:value-type="float" office:value="3021.42701469534" calcext:value-type="float">
            <text:p><text:s/>3 021,43 zł </text:p>
          </table:table-cell>
          <table:table-cell table:style-name="ce65" table:formula="of:=[.$A$2]*[.D7]*10/365" office:value-type="float" office:value="5.38062345082732" calcext:value-type="float">
            <text:p><text:s/>5,38 zł </text:p>
          </table:table-cell>
          <table:table-cell table:style-name="ce66" table:formula="of:=[.D7]+[.E7]" office:value-type="float" office:value="3026.80763814617" calcext:value-type="float">
            <text:p><text:s/>3 026,81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7" calcext:value-type="float">
            <text:p>7</text:p>
          </table:table-cell>
          <table:table-cell table:style-name="ce54" office:value-type="string" calcext:value-type="string">
            <text:p>61-70</text:p>
          </table:table-cell>
          <table:table-cell table:style-name="ce60" table:formula="of:=[.F7]" office:value-type="float" office:value="3026.80763814617" calcext:value-type="float">
            <text:p><text:s/>3 026,81 zł </text:p>
          </table:table-cell>
          <table:table-cell table:style-name="ce65" table:formula="of:=[.$A$2]*[.D8]*10/365" office:value-type="float" office:value="5.39020538300003" calcext:value-type="float">
            <text:p><text:s/>5,39 zł </text:p>
          </table:table-cell>
          <table:table-cell table:style-name="ce66" table:formula="of:=[.D8]+[.E8]" office:value-type="float" office:value="3032.19784352917" calcext:value-type="float">
            <text:p><text:s/>3 032,20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8" calcext:value-type="float">
            <text:p>8</text:p>
          </table:table-cell>
          <table:table-cell table:style-name="ce54" office:value-type="string" calcext:value-type="string">
            <text:p>71-80</text:p>
          </table:table-cell>
          <table:table-cell table:style-name="ce60" table:formula="of:=[.F8]" office:value-type="float" office:value="3032.19784352917" calcext:value-type="float">
            <text:p><text:s/>3 032,20 zł </text:p>
          </table:table-cell>
          <table:table-cell table:style-name="ce65" table:formula="of:=[.$A$2]*[.D9]*10/365" office:value-type="float" office:value="5.39980437888756" calcext:value-type="float">
            <text:p><text:s/>5,40 zł </text:p>
          </table:table-cell>
          <table:table-cell table:style-name="ce66" table:formula="of:=[.D9]+[.E9]" office:value-type="float" office:value="3037.59764790806" calcext:value-type="float">
            <text:p><text:s/>3 037,60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9" calcext:value-type="float">
            <text:p>9</text:p>
          </table:table-cell>
          <table:table-cell table:style-name="ce54" office:value-type="string" calcext:value-type="string">
            <text:p>81-90</text:p>
          </table:table-cell>
          <table:table-cell table:style-name="ce60" table:formula="of:=[.F9]" office:value-type="float" office:value="3037.59764790806" calcext:value-type="float">
            <text:p><text:s/>3 037,60 zł </text:p>
          </table:table-cell>
          <table:table-cell table:style-name="ce65" table:formula="of:=[.$A$2]*[.D10]*10/365" office:value-type="float" office:value="5.40942046887736" calcext:value-type="float">
            <text:p><text:s/>5,41 zł </text:p>
          </table:table-cell>
          <table:table-cell table:style-name="ce66" table:formula="of:=[.D10]+[.E10]" office:value-type="float" office:value="3043.00706837693" calcext:value-type="float">
            <text:p><text:s/>3 043,01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0" calcext:value-type="float">
            <text:p>10</text:p>
          </table:table-cell>
          <table:table-cell table:style-name="ce54" office:value-type="string" calcext:value-type="string">
            <text:p>91-100</text:p>
          </table:table-cell>
          <table:table-cell table:style-name="ce60" table:formula="of:=[.F10]" office:value-type="float" office:value="3043.00706837693" calcext:value-type="float">
            <text:p><text:s/>3 043,01 zł </text:p>
          </table:table-cell>
          <table:table-cell table:style-name="ce65" table:formula="of:=[.$A$2]*[.D11]*10/365" office:value-type="float" office:value="5.41905368341098" calcext:value-type="float">
            <text:p><text:s/>5,42 zł </text:p>
          </table:table-cell>
          <table:table-cell table:style-name="ce66" table:formula="of:=[.D11]+[.E11]" office:value-type="float" office:value="3048.42612206034" calcext:value-type="float">
            <text:p><text:s/>3 048,43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1" calcext:value-type="float">
            <text:p>11</text:p>
          </table:table-cell>
          <table:table-cell table:style-name="ce54" office:value-type="string" calcext:value-type="string">
            <text:p>101-110</text:p>
          </table:table-cell>
          <table:table-cell table:style-name="ce60" table:formula="of:=[.F11]" office:value-type="float" office:value="3048.42612206034" calcext:value-type="float">
            <text:p><text:s/>3 048,43 zł </text:p>
          </table:table-cell>
          <table:table-cell table:style-name="ce65" table:formula="of:=[.$A$2]*[.D12]*10/365" office:value-type="float" office:value="5.42870405298417" calcext:value-type="float">
            <text:p><text:s/>5,43 zł </text:p>
          </table:table-cell>
          <table:table-cell table:style-name="ce66" table:formula="of:=[.D12]+[.E12]" office:value-type="float" office:value="3053.85482611333" calcext:value-type="float">
            <text:p><text:s/>3 053,85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2" calcext:value-type="float">
            <text:p>12</text:p>
          </table:table-cell>
          <table:table-cell table:style-name="ce54" office:value-type="string" calcext:value-type="string">
            <text:p>111-120</text:p>
          </table:table-cell>
          <table:table-cell table:style-name="ce60" table:formula="of:=[.F12]" office:value-type="float" office:value="3053.85482611333" calcext:value-type="float">
            <text:p><text:s/>3 053,85 zł </text:p>
          </table:table-cell>
          <table:table-cell table:style-name="ce65" table:formula="of:=[.$A$2]*[.D13]*10/365" office:value-type="float" office:value="5.43837160814702" calcext:value-type="float">
            <text:p><text:s/>5,44 zł </text:p>
          </table:table-cell>
          <table:table-cell table:style-name="ce66" table:formula="of:=[.D13]+[.E13]" office:value-type="float" office:value="3059.29319772148" calcext:value-type="float">
            <text:p><text:s/>3 059,29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3" calcext:value-type="float">
            <text:p>13</text:p>
          </table:table-cell>
          <table:table-cell table:style-name="ce54" office:value-type="string" calcext:value-type="string">
            <text:p>121-130</text:p>
          </table:table-cell>
          <table:table-cell table:style-name="ce60" table:formula="of:=[.F13]" office:value-type="float" office:value="3059.29319772148" calcext:value-type="float">
            <text:p><text:s/>3 059,29 zł </text:p>
          </table:table-cell>
          <table:table-cell table:style-name="ce65" table:formula="of:=[.$A$2]*[.D14]*10/365" office:value-type="float" office:value="5.448056379504" calcext:value-type="float">
            <text:p><text:s/>5,45 zł </text:p>
          </table:table-cell>
          <table:table-cell table:style-name="ce66" table:formula="of:=[.D14]+[.E14]" office:value-type="float" office:value="3064.74125410098" calcext:value-type="float">
            <text:p><text:s/>3 064,74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4" calcext:value-type="float">
            <text:p>14</text:p>
          </table:table-cell>
          <table:table-cell table:style-name="ce54" office:value-type="string" calcext:value-type="string">
            <text:p>131-140</text:p>
          </table:table-cell>
          <table:table-cell table:style-name="ce60" table:formula="of:=[.F14]" office:value-type="float" office:value="3064.74125410098" calcext:value-type="float">
            <text:p><text:s/>3 064,74 zł </text:p>
          </table:table-cell>
          <table:table-cell table:style-name="ce65" table:formula="of:=[.$A$2]*[.D15]*10/365" office:value-type="float" office:value="5.45775839771407" calcext:value-type="float">
            <text:p><text:s/>5,46 zł </text:p>
          </table:table-cell>
          <table:table-cell table:style-name="ce66" table:formula="of:=[.D15]+[.E15]" office:value-type="float" office:value="3070.19901249869" calcext:value-type="float">
            <text:p><text:s/>3 070,20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50" office:value-type="float" office:value="15" calcext:value-type="float">
            <text:p>15</text:p>
          </table:table-cell>
          <table:table-cell table:style-name="ce55" office:value-type="string" calcext:value-type="string">
            <text:p>141-150</text:p>
          </table:table-cell>
          <table:table-cell table:style-name="ce60" table:formula="of:=[.F15]" office:value-type="float" office:value="3070.19901249869" calcext:value-type="float">
            <text:p><text:s/>3 070,20 zł </text:p>
          </table:table-cell>
          <table:table-cell table:style-name="ce65" table:formula="of:=[.$A$2]*[.D16]*10/365" office:value-type="float" office:value="5.46747769349082" calcext:value-type="float">
            <text:p><text:s/>5,47 zł </text:p>
          </table:table-cell>
          <table:table-cell table:style-name="ce66" table:formula="of:=[.D16]+[.E16]" office:value-type="float" office:value="3075.66649019218" calcext:value-type="float">
            <text:p><text:s/>3 075,67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table:number-columns-repeated="3"/>
          <table:table-cell table:style-name="ce45"/>
          <table:table-cell table:number-columns-repeated="1017"/>
        </table:table-row>
        <table:table-row table:style-name="ro15">
          <table:table-cell table:style-name="ce46" office:value-type="string" calcext:value-type="string">
            <text:p>Wzór, wg którego obliczamy kapitał końcowy w danym okresie:</text:p>
          </table:table-cell>
          <table:table-cell table:style-name="ce45"/>
          <table:table-cell table:style-name="ce56"/>
          <table:table-cell table:style-name="ce61" table:number-columns-repeated="3"/>
          <table:table-cell table:style-name="ce67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table:number-columns-repeated="3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2" office:value-type="string" office:string-value="gdzie:" calcext:value-type="string">
            <text:p><text:s/>gdzie: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6">
          <table:table-cell table:style-name="ce45"/>
          <table:table-cell table:style-name="ce51"/>
          <table:table-cell table:style-name="ce56"/>
          <table:table-cell table:style-name="ce61" office:value-type="string" office:string-value="lr = 365 – liczba dni w roku" calcext:value-type="string">
            <text:p><text:s/>lr = 365 – liczba dni w roku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kp – kapitał początkowy" calcext:value-type="string">
            <text:p><text:s/>kp – kapitał początkow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kk – kapitał końcowy" calcext:value-type="string">
            <text:p><text:s/>kk – kapitał końcow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p – oprocentowanie lokaty" calcext:value-type="string">
            <text:p><text:s/>p – oprocentowanie lokat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7" table:number-rows-repeated="1048551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Arkusz4" table:style-name="ta4">
        <table:table-column table:style-name="co22" table:number-columns-repeated="257" table:default-cell-style-name="ce1"/>
        <table:table-column table:style-name="co22" table:number-columns-repeated="767" table:default-cell-style-name="Default"/>
        <table:table-row table:style-name="ro18" table:number-rows-repeated="1048575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>
        <table:named-range table:name="koniec1" table:base-cell-address="$PMT.$H$3" table:cell-range-address="$PMT.$H$3"/>
        <table:named-range table:name="kredyt1" table:base-cell-address="$PMT.$H$2" table:cell-range-address="$PMT.$H$2"/>
        <table:named-range table:name="rata" table:base-cell-address="$FV.$H$2" table:cell-range-address="$FV.$H$2"/>
        <table:named-range table:name="start" table:base-cell-address="$FV.$H$3" table:cell-range-address="$FV.$H$3"/>
        <table:named-range table:name="stopa1" table:base-cell-address="$PMT.$D$2" table:cell-range-address="$PMT.$D$2"/>
        <table:named-range table:name="stopa2" table:base-cell-address="$FV.$D$2" table:cell-range-address="$FV.$D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,</number:text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P0" style:volatile="true">
      <number:number number:decimal-places="2" loext:min-decimal-places="2" number:min-integer-digits="1" number:grouping="true"/>
      <number:text> zł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1P0"/>
    </number:number-style>
    <number:percentage-style style:name="N122">
      <number:number number:decimal-places="1" loext:min-decimal-places="1" number:min-integer-digits="1"/>
      <number:text>%</number:text>
    </number:percentage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4P0"/>
    </number:currency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5.9mm" fo:page-height="279.4mm"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8">00.00.0000</text:date>, <text:time style:data-style-name="N2" text:time-value="11:52:55.665139111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PMT" style:display-name="PageStyle_PM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V" style:display-name="PageStyle_F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kata" style:display-name="PageStyle_Lokat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4" style:display-name="PageStyle_Arkusz4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eryt</meta:initial-creator>
    <meta:creation-date>2002-09-21T16:48:56</meta:creation-date>
    <dc:date>2018-03-28T12:31:19.369248108</dc:date>
    <meta:editing-cycles>16</meta:editing-cycles>
    <meta:editing-duration>P11DT14H13M58S</meta:editing-duration>
    <meta:generator>LibreOffice/6.0.2.1$Linux_X86_64 LibreOffice_project/00m0$Build-1</meta:generator>
    <meta:document-statistic meta:table-count="4" meta:cell-count="268" meta:object-count="1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sub>
              <mi>k</mi>
              <mstyle mathsize="8pt">
                <msub>
                  <mi>k</mi>
                  <mi>i</mi>
                </msub>
              </mstyle>
            </msub>
            <mo stretchy="false">=</mo>
            <mfrac>
              <mrow>
                <msub>
                  <mi>k</mi>
                  <mstyle mathsize="8pt">
                    <msub>
                      <mi>p</mi>
                      <mi>i</mi>
                    </msub>
                  </mstyle>
                </msub>
                <mo stretchy="false">∗</mo>
                <mi>p</mi>
                <mo stretchy="false">∗</mo>
                <mtext>10</mtext>
              </mrow>
              <msub>
                <mi>l</mi>
                <mstyle mathsize="8pt">
                  <mi>r</mi>
                </mstyle>
              </msub>
            </mfrac>
          </mrow>
          <mstyle mathvariant="italic">
            <msub>
              <mtext>+k</mtext>
              <mstyle mathsize="8pt">
                <msub>
                  <mi>p</mi>
                  <mi>i</mi>
                </msub>
              </mstyle>
            </msub>
          </mstyle>
        </mrow>
      </mstyle>
      <mrow/>
    </mrow>
    <annotation encoding="StarMath 5.0"> size 12{k rSub { size 8{k rSub {i} } } = {  {k rSub { size 8{p rSub {i} } }  * p * "10"}  over  {l rSub { size 8{r} } } }  ital "+k" rSub { size 8{p rSub {i} } } } {}</annotation>
  </semantics>
</math>
</file>